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1-Lançar Entrada de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para entrada de estoque de medicamentos,onde deve ser lançado as entradas de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1.1 Campo CodEntrada:O campo do código entrada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1.2 Campo CodMedicamento:O campo do código medicamento deve ser inserido o código do medicamento já cadastrado.</text:p>
          </table:table-cell>
        </table:table-row>
        <table:table-row table:style-name="ro2">
          <table:table-cell office:value-type="string" calcext:value-type="string">
            <text:p>RN 11.3 Campo DataEntrada:O campo data entrada deve utilizar o horário do sistema.</text:p>
          </table:table-cell>
        </table:table-row>
        <table:table-row table:style-name="ro2">
          <table:table-cell office:value-type="string" calcext:value-type="string">
            <text:p>RN 11.4 Campo Quantidade:O campo quantidade deve ter apenas números inteiros maiores que ZERO.</text:p>
          </table:table-cell>
        </table:table-row>
        <table:table-row table:style-name="ro2">
          <table:table-cell office:value-type="string" calcext:value-type="string">
            <text:p>RN 11.5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2-Pesquisar Usuári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usuári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2.1 Campo Pesquisar por:O sistema deve dar a opção de pesquisa por vários campos ex:.CodUsuario,Nome.</text:p>
          </table:table-cell>
        </table:table-row>
        <table:table-row table:style-name="ro2">
          <table:table-cell office:value-type="string" calcext:value-type="string">
            <text:p>RN 12.2 Campos de Alteração:O sistema deve dar a opção de editar e excluir um cadastro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3-Pesquis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para as consultas cadastrad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3.1 Campo Pesquisar por:O sistema deve dar a opção de pesquisa por vários campos ex:.CodConsulta,Nome usuário,data.</text:p>
          </table:table-cell>
        </table:table-row>
        <table:table-row table:style-name="ro2">
          <table:table-cell office:value-type="string" calcext:value-type="string">
            <text:p>RN 13.2 Campos de Alteração:O sistema deve dar a opção de editar e excluir uma consulta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4-Pesquisar Médic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Médic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4.1 Campo Pesquisar por:O sistema deve dar a opção de pesquisa por vários campos ex:.CodMedico,Nome,Crm.</text:p>
          </table:table-cell>
        </table:table-row>
        <table:table-row table:style-name="ro2">
          <table:table-cell office:value-type="string" calcext:value-type="string">
            <text:p>RN 14.2 Campos de Alteração:O sistema deve dar a opção de editar e excluir um cadastro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5-Pesquis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Medicamnet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5.1 Campo Pesquisar por:O sistema deve dar a opção de pesquisa por vários campos ex:.CodMedicamento,Nome,periodo de entrada.</text:p>
          </table:table-cell>
        </table:table-row>
        <table:table-row table:style-name="ro2">
          <table:table-cell office:value-type="string" calcext:value-type="string">
            <text:p>RN 15.2 Campos de Alteração:O sistema deve dar a opção de editar e excluir um cadastro na tela de pesquis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39:23.3391771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47:03.260131743</dc:date>
    <meta:editing-duration>PT2H24M3S</meta:editing-duration>
    <meta:editing-cycles>32</meta:editing-cycles>
    <meta:generator>LibreOffice/5.1.4.2$Linux_X86_64 LibreOffice_project/10m0$Build-2</meta:generator>
    <meta:document-statistic meta:table-count="1" meta:cell-count="123" meta:object-count="0"/>
  </office:meta>
</office:document-meta>
</file>